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e41dc" officeooo:paragraph-rsid="001e41d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e41dc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T1" style:family="text">
      <style:text-properties fo:font-size="32pt" fo:font-weight="bold" officeooo:rsid="001e41dc" style:font-size-asian="32pt" style:font-weight-asian="bold" style:font-size-complex="3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5292" style:font-weight-asian="bold" style:font-weight-complex="bold"/>
    </style:style>
    <style:style style:name="T5" style:family="text">
      <style:text-properties fo:font-weight="bold" officeooo:rsid="001e41dc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ef3b9"/>
    </style:style>
    <style:style style:name="T8" style:family="text">
      <style:text-properties fo:language="ru" fo:country="RU" officeooo:rsid="001e41dc"/>
    </style:style>
    <style:style style:name="T9" style:family="text">
      <style:text-properties fo:language="ru" fo:country="RU" officeooo:rsid="0020ef9f"/>
    </style:style>
    <style:style style:name="T10" style:family="text">
      <style:text-properties fo:language="ru" fo:country="RU" officeooo:rsid="0022529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e41dc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officeooo:rsid="001e41d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225292"/>
    </style:style>
    <style:style style:name="T17" style:family="text">
      <style:text-properties fo:language="uk" fo:country="UA" officeooo:rsid="00225292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7.3 </text:span><text:span text:style-name="T13">Загальні вимоги до механізму автентифікації додатків. </text:span></text:p>
      <text:p text:style-name="P2"><text:span text:style-name="T3">1)</text:span> <text:span text:style-name="T6">Пользователь должен быть обязат идентифиц при доступе к системе.</text:span><text:span text:style-name="T11">2)</text:span><text:span text:style-name="T6"> Прежде чем аутентиф польз получит доступ к ресурсам приложения, он должен быть ознакомлен с инф: ( а) в какой с-</text:span><text:span text:style-name="T10">ме</text:span><text:span text:style-name="T6"> получает доступ польз, б) макс уровень конфиденц, с которым может работ польз, в) действия польз регистрир., г)дату, время и адрес посл . Подкл., д) кол-во неудчаных попыток доступа посде последн удачной.) </text:span><text:span text:style-name="T11">3)</text:span><text:span text:style-name="T6"> Не должно быть маршрутов данных, позвол обойти процедуру аутентиф. </text:span><text:span text:style-name="T11">4)</text:span><text:span text:style-name="T6">Между прилож и польз в процессе аутентиф должен быть установл защищенный канал( криптография)</text:span></text:p>
      <text:p text:style-name="P3"><text:span text:style-name="T3">Идентификация</text:span> - процесс предоставления уникального идентификатора.</text:p>
      <text:p text:style-name="P3"><text:span text:style-name="T3">Аутентификация</text:span> - процесс проверки предъявленного идентификатора на предмет его соответствия данному пользователю.</text:p>
      <text:p text:style-name="P5">Идентефикация(виды):</text:p>
      <text:p text:style-name="P3"><text:span text:style-name="T4">1)</text:span> по знаниям пользователем чего-то(идентификатора), <text:span text:style-name="T4">2)</text:span> пользователь <text:span text:style-name="T8">чем то обладает</text:span>.(скорее физический),<text:span text:style-name="T4">3)</text:span><text:span text:style-name="T3"> </text:span>биометрия</text:p>
      <text:p text:style-name="P3"><text:span text:style-name="T2">Вимоги до реалізації механізму автентифікації за допомогою паролів, умов зберігання паролів.</text:span></text:p>
      <text:p text:style-name="P4"><text:span text:style-name="T5">1)</text:span><text:span text:style-name="T14"> </text:span><text:span text:style-name="T8">Нельзя хранить имена учетн записей, пароли и ключи в исполн файлах. Рекоменд использ встроеннв ОС библиотеки. </text:span><text:span text:style-name="T12">2)</text:span><text:span text:style-name="T8">Длина пароля — не меньше 8 симв., на сервере — не меньше 15 </text:span><text:span text:style-name="T5">3)</text:span><text:span text:style-name="T14"> </text:span>длина не менее 8 символов (на сервере не менее 15 для учетной записи) <text:span text:style-name="T5">4)</text:span><text:span text:style-name="T14"> </text:span>пароль должен содержать верхние, нижние регистры, цифры, другие символы. <text:span text:style-name="T5">5)</text:span><text:span text:style-name="T14"> </text:span><text:s/>максимальный срок жизни пароля – 60 дней <text:span text:style-name="T5">6) </text:span>минимальный срок жизни пароля <text:span text:style-name="T5">7)</text:span><text:span text:style-name="T14"> </text:span><text:span text:style-name="T8">рекоменд 10 старых паролей не использ </text:span><text:span text:style-name="T4">8)</text:span>Защита – фиксированное кол-во попыток</text:p>
      <text:p text:style-name="P6">Вимоги до процедур автентифікації в WEB-додатках Способи аутентифікації в ВЕБ:</text:p>
      <text:p text:style-name="P3">1. <text:span text:style-name="T2">Базовий, </text:span>2. <text:span text:style-name="T2">Аутентифікація на основі хешу</text:span>. <text:span text:style-name="T2">3. Аутентифікація на основі форм.</text:span></text:p>
      <text:p text:style-name="P3"><text:span text:style-name="T15">Рекомендації по підвищенню надійності аутентифікації у WEB:</text:span></text:p>
      <text:p text:style-name="P7"><text:span text:style-name="T3">1.</text:span> Заборонити паролі що легко підбираються. <text:span text:style-name="T3">2.</text:span> При пересиланні конфід інф використ захищені канали. <text:span text:style-name="T3">3.</text:span> Якщо аутентифікація <text:s/>з негативним результатом, <text:span text:style-name="T10">користув</text:span> <text:span text:style-name="T10">отриму</text:span><text:span text:style-name="T17">є</text:span> повідомлення, що не розкриває суть проблеми. <text:span text:style-name="T3">4.</text:span> Блокування облікових записів (після 3-х невдалих спроб) <text:span text:style-name="T3">5.</text:span> На клієнті проводити попередню перевірку введених даних. <text:span text:style-name="T3">6.</text:span> використання POST. <text:span text:style-name="T18">7.</text:span> Перед зміною паролю повторювати процедуру аутентифікації. Якщо обліковий запис заблокований, клієнт не повинен знати причину. </text:p>
      <text:p text:style-name="P3"><text:span text:style-name="T3">Для захисту від атак підбору пароля</text:span> рекомендується додавати на сторінку входу випадкові дані, які користувач повинен відтворити. Сторінка для вводу конф. інформації. Параметр «термін дії» має бути встановлений в минулий час.</text:p>
      <text:p text:style-name="P3">Розробники мають передбачати <text:span text:style-name="T3">очистку всіх полів форми при її відображенні в браузері. </text:span>Id сесії має бути випадковим чином і повинен бути достатньо довгим, щоб запобігти атакам перебору (рекомендовано до 50 символів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5:39:22.300000000</meta:creation-date>
    <dc:date>2015-07-10T16:28:04.005000000</dc:date>
    <meta:editing-duration>PT45M27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4" meta:word-count="362" meta:character-count="2640" meta:non-whitespace-character-count="2284"/>
  </office:meta>
</office:document-meta>
</file>